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edf6" officeooo:paragraph-rsid="001dedf6"/>
    </style:style>
    <style:style style:name="P2" style:family="paragraph" style:parent-style-name="Standard">
      <style:text-properties officeooo:rsid="001e08c6" officeooo:paragraph-rsid="001e08c6"/>
    </style:style>
    <style:style style:name="P3" style:family="paragraph" style:parent-style-name="Standard">
      <style:text-properties officeooo:rsid="001f73ae" officeooo:paragraph-rsid="001f73ae"/>
    </style:style>
    <style:style style:name="P4" style:family="paragraph" style:parent-style-name="Standard">
      <style:text-properties officeooo:rsid="001f73ae" officeooo:paragraph-rsid="001f87a1"/>
    </style:style>
    <style:style style:name="P5" style:family="paragraph" style:parent-style-name="Standard">
      <style:text-properties officeooo:rsid="001f73ae" officeooo:paragraph-rsid="0020aac6"/>
    </style:style>
    <style:style style:name="T1" style:family="text">
      <style:text-properties officeooo:rsid="001f87a1"/>
    </style:style>
    <style:style style:name="T2" style:family="text">
      <style:text-properties officeooo:rsid="001fae6a"/>
    </style:style>
    <style:style style:name="T3" style:family="text">
      <style:text-properties officeooo:rsid="00208b2a"/>
    </style:style>
    <style:style style:name="T4" style:family="text">
      <style:text-properties officeooo:rsid="0020aac6"/>
    </style:style>
    <style:style style:name="T5" style:family="text">
      <style:text-properties officeooo:rsid="0021e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Changelog</text:p>
      <text:p text:style-name="P1"/>
      <text:p text:style-name="P1">- 2/3/13 fixed output in save_fields to be compatible with convert_mpiio stuff from MHD code</text:p>
      <text:p text:style-name="P1">- fixed convert_mpiio code to also produce ascii files</text:p>
      <text:p text:style-name="P2">- inicond vortex ring now working, defines vorticity, then solves 3 poisson eqns for streamfunctions, then curl of streamfunction for velocity</text:p>
      <text:p text:style-name="P2">uses the same for random distribution of vorticity</text:p>
      <text:p text:style-name="P2"/>
      <text:p text:style-name="P3">3/3/13</text:p>
      <text:p text:style-name="P3">checked divergence, did some testing on performance.</text:p>
      <text:p text:style-name="P3">Allocating does not seem to have a strong influence, unless memory is low</text:p>
      <text:p text:style-name="P3">code takes 90% for cal_nlk</text:p>
      <text:p text:style-name="P4"><text:span text:style-name="T1">cal_nlk seems to take up to 60% for the FFTs, </text:span><text:span text:style-name="T2">so the optimization potential is about 40% of 90% of the load. </text:span><text:span text:style-name="T3">In total, the optimization potential is about 40%, assuming we don't need loops at all.</text:span></text:p>
      <text:p text:style-name="P5"><text:span text:style-name="T4">In total: the code takes approx. 50% </text:span><text:span text:style-name="T5">(WITH OBSTACLE) or 65% (WITHOUT)</text:span><text:span text:style-name="T4"> of its time on FFTs and iFFTs (computed with 10 time step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Engels</meta:initial-creator>
    <meta:creation-date>2013-03-02T16:58:53</meta:creation-date>
    <dc:date>2013-03-03T22:55:19</dc:date>
    <dc:creator>Thomas Engels</dc:creator>
    <meta:editing-duration>PT3H40M46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11" meta:word-count="142" meta:character-count="834" meta:non-whitespace-character-count="703"/>
  </office:meta>
</office:document-meta>
</file>